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font-name="Verdana"/>
    </style:style>
    <style:style style:name="T2" style:family="text">
      <style:text-properties style:font-name="Verdana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Absatz-Standardschriftart"><text:span text:style-name="T2">Ressourcen für Hardwarekomponenten<text:line-break/><text:line-break/>Seite 29 im Begleitbuch</text:span></text:span><text:span text:style-name="Absatz-Standardschriftart"><text:span text:style-name="T1"><text:line-break/><text:line-break/>unter /proc einsehbar<text:line-break/><text:line-break/><text:tab/>/proc/interrupts <text:tab/>Informationen über verwendete Interrupts<text:line-break/><text:tab/><text:line-break/><text:tab/>/proc/ioports<text:tab/>Informationen über die verwendeten Hardwareadressen<text:line-break/><text:line-break/><text:tab/>/proc/dma<text:tab/><text:tab/>Liste der verwendeten DMA-Kanäle<text:line-break/><text:line-break/><text:tab/>/proc/pci (alt)<text:line-break/><text:tab/>bzw.<text:tab/><text:line-break/><text:tab/>/proc/bus/pci<text:tab/><text:tab/>Informationen über den PCI-Bus<text:line-break/><text:line-break/><text:tab/>/proc/scsi<text:tab/><text:tab/><text:tab/>Informationen über angeschlossene SCSI-Geräte<text:line-break/><text:line-break/><text:line-break/><text:line-break/><text:tab/>/proc/sys/kernel<text:tab/><text:tab/>Konfigurationsinformationen des Kernels</text:span></text:span></text:p>
      <text:p text:style-name="P1"/>
      <text:p text:style-name="Standard"><text:span text:style-name="Absatz-Standardschriftart"><text:span text:style-name="T1">Änderungen sind nach Neustart verloren!</text:span></text:span><text:span text:style-name="Absatz-Standardschriftart"><text:span text:style-name="T1"><text:line-break/></text:span></text:span><text:span text:style-name="Absatz-Standardschriftart"><text:span text:style-name="T1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19-07-17T12:25:00Z</meta:creation-date>
    <dc:date>2020-04-06T11:21:12.71</dc:date>
    <meta:editing-cycles>4</meta:editing-cycles>
    <meta:editing-duration>PT1H47M43S</meta:editing-duration>
    <meta:document-statistic meta:table-count="0" meta:image-count="0" meta:object-count="0" meta:page-count="1" meta:paragraph-count="2" meta:word-count="48" meta:character-count="494"/>
    <meta:template xlink:type="simple" xlink:actuate="onRequest" xlink:title="" xlink:href="Normal"/>
  </office:meta>
</office:document-meta>
</file>